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0.0055in" style:use-optimal-column-width="false"/>
    </style:style>
    <style:style style:name="TableColumn5" style:family="table-column">
      <style:table-column-properties style:column-width="4.1618in" style:use-optimal-column-width="false"/>
    </style:style>
    <style:style style:name="Table2" style:family="table">
      <style:table-properties style:width="6.925in" fo:margin-left="0.0312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text-properties fo:language="ru" fo:country="RU"/>
    </style:style>
    <style:style style:name="TableCell9" style:family="table-cell">
      <style:table-cell-properties fo:border="0.0034in solid #000000" fo:padding-top="0.0381in" fo:padding-left="0.0381in" fo:padding-bottom="0.0381in" fo:padding-right="0.0381in"/>
    </style:style>
    <style:style style:name="P10" style:parent-style-name="TableContents" style:family="paragraph">
      <style:text-properties fo:language="ru" fo:country="RU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" style:parent-style-name="TableContents" style:family="paragraph">
      <style:text-properties fo:language="ru" fo:country="RU"/>
    </style:style>
    <style:style style:name="TableCell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" style:parent-style-name="TableContents" style:family="paragraph">
      <style:text-properties fo:language="ru" fo:country="RU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Contents" style:family="paragraph">
      <style:text-properties fo:language="ru" fo:country="RU"/>
    </style:style>
    <style:style style:name="TableCell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" style:parent-style-name="Обычный" style:family="paragraph">
      <style:paragraph-properties style:vertical-align="auto"/>
      <style:text-properties fo:hyphenate="true"/>
    </style:style>
    <style:style style:name="T24" style:parent-style-name="Основнойшрифтабзаца" style:family="text">
      <style:text-properties fo:font-weight="bold" style:font-weight-asian="bold"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font-weight="bold" style:font-weight-asian="bold"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font-weight="bold" style:font-weight-asian="bold"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P30" style:parent-style-name="Обычный" style:family="paragraph">
      <style:paragraph-properties style:vertical-align="auto"/>
      <style:text-properties fo:hyphenate="true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font-weight="bold" style:font-weight-asian="bold" fo:language="ru" fo:country="RU"/>
    </style:style>
    <style:style style:name="T36" style:parent-style-name="Основнойшрифтабзаца" style:family="text">
      <style:text-properties fo:font-weight="bold" style:font-weight-asian="bold"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font-weight="bold" style:font-weight-asian="bold"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font-weight="bold" style:font-weight-asian="bold"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font-weight="bold" style:font-weight-asian="bold"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ableCell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ableCell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ableCell1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font-weight="bold" style:font-weight-asian="bold"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font-weight="bold" style:font-weight-asian="bold"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font-weight="bold" style:font-weight-asian="bold"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6" style:parent-style-name="TableContents" style:family="paragraph">
      <style:text-properties fo:language="ru" fo:country="RU"/>
    </style:style>
    <style:style style:name="TableCell1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8" style:parent-style-name="TableContents" style:family="paragraph">
      <style:text-properties fo:language="ru" fo:country="RU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1" style:parent-style-name="TableContents" style:family="paragraph">
      <style:text-properties fo:font-weight="bold" style:font-weight-asian="bold" style:font-weight-complex="bold" fo:language="ru" fo:country="RU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4" style:parent-style-name="TableContents" style:family="paragraph">
      <style:text-properties fo:language="ru" fo:country="RU"/>
    </style:style>
    <style:style style:name="TableCell1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6" style:parent-style-name="TableContents" style:family="paragraph">
      <style:text-properties fo:language="ru" fo:country="RU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ableCell1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2" style:parent-style-name="TableContents" style:list-style-name="LFO1" style:family="paragraph">
      <style:text-properties fo:language="ru" fo:country="RU"/>
    </style:style>
    <style:style style:name="P143" style:parent-style-name="TableContents" style:list-style-name="LFO1" style:family="paragraph">
      <style:text-properties fo:language="ru" fo:country="RU"/>
    </style:style>
    <style:style style:name="P144" style:parent-style-name="TableContents" style:list-style-name="LFO1" style:family="paragraph">
      <style:text-properties fo:language="ru" fo:country="RU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language="ru" fo:country="RU"/>
    </style:style>
    <style:style style:name="T149" style:parent-style-name="Основнойшрифтабзаца" style:family="text">
      <style:text-properties fo:language="ru" fo:country="RU"/>
    </style:style>
    <style:style style:name="TableCell1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51" style:parent-style-name="Основнойшрифтабзаца" style:family="text">
      <style:text-properties fo:language="ru" fo:country="RU"/>
    </style:style>
    <style:style style:name="T152" style:parent-style-name="Основнойшрифтабзаца" style:family="text">
      <style:text-properties fo:language="ru" fo:country="RU"/>
    </style:style>
    <style:style style:name="T153" style:parent-style-name="Основнойшрифтабзаца" style:family="text">
      <style:text-properties fo:language="ru" fo:country="RU"/>
    </style:style>
    <style:style style:name="T154" style:parent-style-name="Основнойшрифтабзаца" style:family="text">
      <style:text-properties fo:language="ru" fo:country="RU"/>
    </style:style>
    <style:style style:name="T155" style:parent-style-name="Основнойшрифтабзаца" style:family="text">
      <style:text-properties fo:language="ru" fo:country="RU"/>
    </style:style>
    <style:style style:name="T156" style:parent-style-name="Основнойшрифтабзаца" style:family="text">
      <style:text-properties fo:language="ru" fo:country="RU"/>
    </style:style>
    <style:style style:name="T157" style:parent-style-name="Основнойшрифтабзаца" style:family="text">
      <style:text-properties fo:language="ru" fo:country="RU"/>
    </style:style>
    <style:style style:name="T158" style:parent-style-name="Основнойшрифтабзаца" style:family="text">
      <style:text-properties fo:language="ru" fo:country="RU"/>
    </style:style>
    <style:style style:name="T159" style:parent-style-name="Основнойшрифтабзаца" style:family="text">
      <style:text-properties fo:language="ru" fo:country="RU"/>
    </style:style>
    <style:style style:name="T160" style:parent-style-name="Основнойшрифтабзаца" style:family="text">
      <style:text-properties fo:language="ru" fo:country="RU"/>
    </style:style>
    <style:style style:name="T161" style:parent-style-name="Основнойшрифтабзаца" style:family="text">
      <style:text-properties fo:language="ru" fo:country="RU"/>
    </style:style>
    <style:style style:name="T162" style:parent-style-name="Основнойшрифтабзаца" style:family="text">
      <style:text-properties fo:language="ru" fo:country="RU"/>
    </style:style>
    <style:style style:name="T163" style:parent-style-name="Основнойшрифтабзаца" style:family="text">
      <style:text-properties fo:language="ru" fo:country="RU"/>
    </style:style>
    <style:style style:name="T164" style:parent-style-name="Основнойшрифтабзаца" style:family="text">
      <style:text-properties fo:language="ru" fo:country="RU"/>
    </style:style>
    <style:style style:name="T165" style:parent-style-name="Основнойшрифтабзаца" style:family="text">
      <style:text-properties fo:language="ru" fo:country="RU"/>
    </style:style>
    <style:style style:name="T166" style:parent-style-name="Основнойшрифтабзаца" style:family="text">
      <style:text-properties fo:language="ru" fo:country="RU"/>
    </style:style>
    <style:style style:name="P167" style:parent-style-name="TableContents" style:family="paragraph">
      <style:text-properties fo:language="ru" fo:country="RU"/>
    </style:style>
    <style:style style:name="T168" style:parent-style-name="Основнойшрифтабзаца" style:family="text">
      <style:text-properties fo:language="ru" fo:country="RU"/>
    </style:style>
    <style:style style:name="T169" style:parent-style-name="Основнойшрифтабзаца" style:family="text">
      <style:text-properties fo:language="ru" fo:country="RU"/>
    </style:style>
    <style:style style:name="T170" style:parent-style-name="Основнойшрифтабзаца" style:family="text">
      <style:text-properties fo:language="ru" fo:country="RU"/>
    </style:style>
    <style:style style:name="T171" style:parent-style-name="Основнойшрифтабзаца" style:family="text">
      <style:text-properties fo:language="ru" fo:country="RU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74" style:parent-style-name="Основнойшрифтабзаца" style:family="text">
      <style:text-properties fo:language="ru" fo:country="RU"/>
    </style:style>
    <style:style style:name="T175" style:parent-style-name="Основнойшрифтабзаца" style:family="text">
      <style:text-properties fo:language="ru" fo:country="RU"/>
    </style:style>
    <style:style style:name="TableCell1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7" style:parent-style-name="TableContents" style:family="paragraph">
      <style:text-properties fo:language="ru" fo:country="RU"/>
    </style:style>
    <style:style style:name="P178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Ф.И.О.</text:p>
          </table:table-cell>
          <table:table-cell table:style-name="TableCell9" table:number-columns-spanned="2">
            <text:p text:style-name="P10">Ефремова Анна Константиновна</text:p>
          </table:table-cell>
          <table:covered-table-cell/>
        </table:table-row>
        <table:table-row table:style-name="TableRow11">
          <table:table-cell table:style-name="TableCell12" table:number-columns-spanned="3">
            <text:p text:style-name="P13">Java</text:p>
          </table:table-cell>
          <table:covered-table-cell/>
          <table:covered-table-cell/>
        </table:table-row>
        <table:table-row table:style-name="TableRow14">
          <table:table-cell table:style-name="TableCell15" table:number-columns-spanned="2">
            <text:p text:style-name="P16">Что такое переопределение метода?</text:p>
          </table:table-cell>
          <table:covered-table-cell/>
          <table:table-cell table:style-name="TableCell17">
            <text:p text:style-name="P18">Переопределение метода – это изменение<text:s/>в<text:s/>классе-наследнике логики метода, определенного в базовом классе. При этом аргументы метода должны быть теми же, что у метода класса-родителя, тип возвращаемого значения должен быть таким же или совместимым, а модификатор – таким же или не строже. Переопределение методов – один из вариантов реализации полиморфизма, так как то, какой именно метод будет выполнен, определится во время выполнения программы в зависимости от реального типа переданного объекта.</text:p>
          </table:table-cell>
        </table:table-row>
        <table:table-row table:style-name="TableRow19">
          <table:table-cell table:style-name="TableCell20" table:number-columns-spanned="2">
            <text:p text:style-name="P21">Какие бывают виды<text:s/>классов?</text:p>
          </table:table-cell>
          <table:covered-table-cell/>
          <table:table-cell table:style-name="TableCell22">
            <text:p text:style-name="P23"><text:span text:style-name="T24">Абстрактные</text:span><text:span text:style-name="T25"><text:s/>классы, внешние (</text:span><text:span text:style-name="T26">обычные</text:span><text:span text:style-name="T27">) классы,<text:s/></text:span><text:span text:style-name="T28">вложенные</text:span><text:span text:style-name="T29"><text:s/>классы.</text:span></text:p>
            <text:p text:style-name="P30"><text:span text:style-name="T31">Вложенные классы делятся на<text:s/></text:span><text:span text:style-name="T32">2 группы</text:span><text:span text:style-name="T33">:</text:span><text:span text:style-name="T34"><text:s/></text:span><text:span text:style-name="T35">н</text:span><text:span text:style-name="T36">естатические</text:span><text:span text:style-name="T37"><text:s/>вложенные классы и<text:s/></text:span><text:span text:style-name="T38">статические</text:span><text:span text:style-name="T39"><text:s/>вложенные классы. Нестатические бывают<text:s/></text:span><text:span text:style-name="T40">локальные</text:span><text:span text:style-name="T41"><text:s/>и<text:s/></text:span><text:span text:style-name="T42">анонимные</text:span><text:span text:style-name="T43">.</text:span><text:span text:style-name="T44"><text:s/>Л</text:span><text:span text:style-name="T45">о</text:span><text:span text:style-name="T46">кальные определяются обычно внутри метода, а ан</text:span><text:span text:style-name="T47">о</text:span><text:span text:style-name="T48">нимные объявляются на ходу через оператор<text:s/></text:span>new<text:span text:style-name="T49">,</text:span><text:span text:style-name="T50"><text:s/></text:span><text:span text:style-name="T51">без присвоения вложенному классу имени.</text:span></text:p>
          </table:table-cell>
        </table:table-row>
        <table:table-row table:style-name="TableRow52">
          <table:table-cell table:style-name="TableCell53" table:number-columns-spanned="2">
            <text:p text:style-name="TableContents"><text:span text:style-name="T54">Как и зачем можно использовать модификатор<text:s/></text:span>final<text:span text:style-name="T55">?</text:span></text:p>
          </table:table-cell>
          <table:covered-table-cell/>
          <table:table-cell table:style-name="TableCell56">
            <text:p text:style-name="TableContents"><text:span text:style-name="T57">Модификатор<text:s/></text:span>final<text:span text:style-name="T58"><text:s/>может быть применен к классу, методу, полю</text:span><text:span text:style-name="T59">, локальным переменным</text:span><text:span text:style-name="T60">.<text:s/></text:span><text:span text:style-name="T61"><text:line-break/></text:span><text:span text:style-name="T62">Класс, помеченный словом<text:s/></text:span>final<text:span text:style-name="T63">, не может иметь наследников.<text:s/></text:span><text:span text:style-name="T64"><text:line-break/></text:span><text:span text:style-name="T65">Метод<text:s/></text:span><text:span text:style-name="T66">с модификатором<text:s/></text:span>final<text:span text:style-name="T67"><text:s/>нельзя переопределить в классах-наследниках.<text:s/></text:span><text:span text:style-name="T68"><text:line-break/></text:span><text:span text:style-name="T69">Поле, помеченное словом<text:s/></text:span>final<text:span text:style-name="T70">, не может изменить свое значение после инициализации.<text:s/></text:span><text:span text:style-name="T71"><text:line-break/></text:span><text:span text:style-name="T72">Для ссылочных переменных<text:s/></text:span><text:span text:style-name="T73">слово<text:s/></text:span>final<text:span text:style-name="T74"><text:s/></text:span><text:span text:style-name="T75">означает, что после присвоения объекта, нельзя изменить ссылку на данный объект. Ссылку изменить нельзя, но состояние объекта изменять можно.</text:span><text:span text:style-name="T76"><text:s/></text:span><text:span text:style-name="T77"><text:line-break/>Локальные переменные, помеченные словом<text:s/></text:span>final<text:span text:style-name="T78">,</text:span><text:span text:style-name="T79"><text:s/>не могут быть изменены после присвоения им значения.</text:span></text:p>
          </table:table-cell>
        </table:table-row>
        <table:table-row table:style-name="TableRow80">
          <table:table-cell table:style-name="TableCell81" table:number-columns-spanned="2">
            <text:p text:style-name="TableContents"><text:span text:style-name="T82">Какие есть варианты использования ключевого слова<text:s/></text:span>try<text:span text:style-name="T83">?</text:span></text:p>
          </table:table-cell>
          <table:covered-table-cell/>
          <table:table-cell table:style-name="TableCell84">
            <text:p text:style-name="TableContents"><text:span text:style-name="T85">Ключевое слово<text:s/></text:span>try<text:span text:style-name="T86"><text:s/>используется для обработки возможных исключительных ситуаций в коде.<text:s/></text:span><text:span text:style-name="T87">Для<text:s/></text:span><text:span text:style-name="T88">отметки<text:s/></text:span><text:span text:style-name="T89">начала блока кода, который потенциально может привести к ошибке</text:span><text:span text:style-name="T90">, и обработки возможного исключения, может использоваться конструкция</text:span><text:span text:style-name="T91"><text:s/></text:span>try<text:span text:style-name="T92">-</text:span>catch<text:span text:style-name="T93">-</text:span>finally<text:span text:style-name="T94">.</text:span><text:span text:style-name="T95"><text:line-break/></text:span><text:span text:style-name="T96">Для автоматического закрытия потоков</text:span><text:span text:style-name="T97"><text:s/>или файлов</text:span><text:span text:style-name="T98"><text:s/>внутри блока</text:span><text:span text:style-name="T99"><text:s/>и обработки исключительных ситуаций при работе с ними:<text:s/></text:span>try<text:span text:style-name="T100">-</text:span>with<text:span text:style-name="T101">-</text:span>resources<text:span text:style-name="T102">.</text:span></text:p>
          </table:table-cell>
        </table:table-row>
        <text:soft-page-break/>
        <table:table-row table:style-name="TableRow103">
          <table:table-cell table:style-name="TableCell104" table:number-columns-spanned="2">
            <text:p text:style-name="TableContents"><text:span text:style-name="T105">Какие есть стандартные реализации интерфейса<text:s/></text:span>List<text:span text:style-name="T106"><text:s/>и в каких ситуациях их нужно использовать?</text:span></text:p>
          </table:table-cell>
          <table:covered-table-cell/>
          <table:table-cell table:style-name="TableCell107">
            <text:p text:style-name="TableContents"><text:span text:style-name="T108">ArrayList и LinkedList. В общем случае по производительности выигрывает ArrayList и луч</text:span><text:span text:style-name="T109">ше использовать его.</text:span><text:span text:style-name="T110"><text:line-break/></text:span><text:span text:style-name="T111">Однако,<text:s/></text:span><text:span text:style-name="T112">LinkedList</text:span><text:span text:style-name="T113"><text:s/>быстрее (и предпочтительнее) при многократных операциях вставки или удаления в середину массива, так как для этого потребуется лишь заменить 2 ссылки: на след. и предыдущий элемент у 2 объектов,<text:s/></text:span><text:span text:style-name="T114"><text:line-break/></text:span><text:span text:style-name="T115">а<text:s/></text:span><text:span text:style-name="T116">ArrayList</text:span><text:span text:style-name="T117"><text:s/>быстрее<text:s/></text:span><text:span text:style-name="T118">при взятии и изменении элемента (операции get, set) в середине массива, так как в нем доступ к элементу осуществляется по индексу и эти операции осуществляются за константное время.<text:s/></text:span><text:span text:style-name="T119"><text:line-break/></text:span><text:span text:style-name="T120">В<text:s/></text:span><text:span text:style-name="T121">LinkedList</text:span><text:span text:style-name="T122"><text:s/>для получения элемента придется пройти последовательно по ма</text:span><text:span text:style-name="T123">ссиву (по ссылкам на следующий элемент) до нужного, то есть время доступа линейное.</text:span></text:p>
          </table:table-cell>
        </table:table-row>
        <table:table-row table:style-name="TableRow124">
          <table:table-cell table:style-name="TableCell125" table:number-columns-spanned="2">
            <text:p text:style-name="P126">В чём основная идея стримов из пакета java.util.stream?</text:p>
          </table:table-cell>
          <table:covered-table-cell/>
          <table:table-cell table:style-name="TableCell127">
            <text:p text:style-name="P128">Стримы созданы главным образом для работы с коллекциями в функциональном стиле, без использования итераторов. Стримы позволяют работать с коллекциями в параллельных потоках. Используя стримы, мы не задаем жесткий алгоритм работы с коллекцией («как»), а лишь декларируем, «что» нужно сделать, и стрим под капотом выполняет эту задачу наиболее оптимальным образом.</text:p>
          </table:table-cell>
        </table:table-row>
        <table:table-row table:style-name="TableRow129">
          <table:table-cell table:style-name="TableCell130" table:number-columns-spanned="3">
            <text:p text:style-name="P131">Разное</text:p>
          </table:table-cell>
          <table:covered-table-cell/>
          <table:covered-table-cell/>
        </table:table-row>
        <table:table-row table:style-name="TableRow132">
          <table:table-cell table:style-name="TableCell133">
            <text:p text:style-name="P134">Каким критериям должна удовлетворять «хорошая» хэш-функция?</text:p>
          </table:table-cell>
          <table:table-cell table:style-name="TableCell135" table:number-columns-spanned="2">
            <text:p text:style-name="P136">«Хорошая» хэш-функция должна генерировать как можно меньше повторяющихся значений, во избежание коллизий.<text:s/></text:p>
          </table:table-cell>
          <table:covered-table-cell/>
        </table:table-row>
        <table:table-row table:style-name="TableRow137">
          <table:table-cell table:style-name="TableCell138">
            <text:p text:style-name="TableContents"><text:span text:style-name="T139">В чём причина популярности и широкого распространения кодировки<text:s/></text:span>UTF<text:span text:style-name="T140">-8?</text:span></text:p>
          </table:table-cell>
          <table:table-cell table:style-name="TableCell141" table:number-columns-spanned="2">
            <text:list text:style-name="LFO1" text:continue-numbering="true">
              <text:list-item>
                <text:p text:style-name="P142">наиболее<text:s/>компактно позволяет хранить и передавать символы Юникода, используя для них 1-2, иногда до 4 байт, то есть экономит память.</text:p>
              </text:list-item>
              <text:list-item>
                <text:p text:style-name="P143">Обеспечивает полную обратную совместимость с кодировкой ASCII</text:p>
              </text:list-item>
              <text:list-item>
                <text:p text:style-name="P144">позволяет использовать сотни тысяч различных символов и отображать их<text:s/>одинаково на всех устройствах, в частности, корректно отображает русскоязычный текст</text:p>
              </text:list-item>
            </text:list>
          </table:table-cell>
          <table:covered-table-cell/>
        </table:table-row>
        <table:table-row table:style-name="TableRow145">
          <table:table-cell table:style-name="TableCell146">
            <text:p text:style-name="TableContents"><text:span text:style-name="T147">Сравните форматы<text:s/></text:span>XML<text:span text:style-name="T148"><text:s/>и<text:s/></text:span>JSON<text:span text:style-name="T149">. Когда какой использовать?</text:span></text:p>
          </table:table-cell>
          <table:table-cell table:style-name="TableCell150" table:number-columns-spanned="2">
            <text:p text:style-name="TableContents"><text:span text:style-name="T151">1.</text:span>XML<text:span text:style-name="T152"><text:s/>- это язык разметки, где все данные помещаются в тэги, а<text:s/></text:span>JSON<text:span text:style-name="T153"><text:s/>- это способ представления объектов, без лишней</text:span><text:span text:style-name="T154"><text:s/>семантики, он имеет меньше избыточных повторений имен (тэгов в<text:s/></text:span>XML<text:span text:style-name="T155">) и поэтому экономит трафик при передаче данных в формате<text:s/></text:span>JSON<text:span text:style-name="T156">.</text:span></text:p>
            <text:p text:style-name="TableContents"><text:span text:style-name="T157">2.</text:span>JSON<text:span text:style-name="T158"><text:s/>– более понятен и читабелен, он имеет свою семантику: {} - это объект, вложенность [] - это массив и т.д У языка<text:s/></text:span>XML<text:span text:style-name="T159"><text:s/>т</text:span><text:span text:style-name="T160">акой семантики нет, только имена тэгов.</text:span></text:p>
            <text:p text:style-name="TableContents"><text:span text:style-name="T161">3.</text:span>XML<text:span text:style-name="T162"><text:s/>появился намного раньше JSON и существует<text:s/></text:span><text:soft-page-break/><text:span text:style-name="T163">гораздо больше способов генерации XML, нежели JSON.</text:span></text:p>
            <text:p text:style-name="TableContents"><text:span text:style-name="T164">4.На стороне клиента проще обрабатывать данные в формате JSON, чем в XML, т.к. проход по всем узлам дерева<text:s/></text:span>XML<text:span text:style-name="T165"><text:s/>более</text:span><text:span text:style-name="T166"><text:s/>трудоемкий.</text:span></text:p>
            <text:p text:style-name="P167"/>
            <text:p text:style-name="TableContents">XML<text:span text:style-name="T168"><text:s/>позволяет обмениваться информацией между разными программами и поддерживается во многих платформах, отображает разметку документа, он не привязан к JavaScript и в общем случае можно отдать предпочтение ему.</text:span><text:span text:style-name="T169"><text:line-break/></text:span><text:span text:style-name="T170">JSON же более удобен, когда дан</text:span><text:span text:style-name="T171">ные генерируются для клиента на JavaScript и к тому же важно экономить трафик при передаче данных.</text:span></text:p>
          </table:table-cell>
          <table:covered-table-cell/>
        </table:table-row>
        <text:soft-page-break/>
        <table:table-row table:style-name="TableRow172">
          <table:table-cell table:style-name="TableCell173">
            <text:p text:style-name="TableContents"><text:span text:style-name="T174">Опишите что будет происходить «под капотом» после ввода адреса сайта в браузере и нажатия<text:s/></text:span>Enter<text:span text:style-name="T175">?</text:span></text:p>
          </table:table-cell>
          <table:table-cell table:style-name="TableCell176" table:number-columns-spanned="2">
            <text:p text:style-name="P177"/>
          </table:table-cell>
          <table:covered-table-cell/>
        </table:table-row>
      </table:table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violet_text" style:display-name="violet_text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na</meta:initial-creator>
    <dc:creator>Anna</dc:creator>
    <meta:creation-date>2017-10-20T23:40:00Z</meta:creation-date>
    <dc:date>2021-03-14T19:02:00Z</dc:date>
    <meta:template xlink:href="Normal.dotm" xlink:type="simple"/>
    <meta:editing-cycles>8</meta:editing-cycles>
    <meta:editing-duration>PT64500S</meta:editing-duration>
    <meta:document-statistic meta:page-count="3" meta:paragraph-count="10" meta:word-count="753" meta:character-count="5036" meta:row-count="35" meta:non-whitespace-character-count="4293"/>
  </office:meta>
</office:document-meta>
</file>